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a71c4" officeooo:paragraph-rsid="000a71c4"/>
    </style:style>
    <style:style style:name="P2" style:family="paragraph" style:parent-style-name="Standard">
      <style:text-properties fo:language="ru" fo:country="RU" officeooo:rsid="000ab69b" officeooo:paragraph-rsid="000ab69b"/>
    </style:style>
    <style:style style:name="P3" style:family="paragraph" style:parent-style-name="Standard">
      <style:text-properties fo:color="#006600" officeooo:rsid="000a71c4" officeooo:paragraph-rsid="000a71c4"/>
    </style:style>
    <style:style style:name="P4" style:family="paragraph" style:parent-style-name="Standard">
      <style:text-properties fo:color="#006600" fo:language="ru" fo:country="RU" officeooo:rsid="000ab69b" officeooo:paragraph-rsid="000ab69b"/>
    </style:style>
    <style:style style:name="P5" style:family="paragraph" style:parent-style-name="Standard">
      <style:text-properties fo:color="#006600" fo:language="ru" fo:country="RU" officeooo:rsid="000a71c4" officeooo:paragraph-rsid="000a71c4"/>
    </style:style>
    <style:style style:name="T1" style:family="text">
      <style:text-properties fo:language="ru" fo:country="RU"/>
    </style:style>
    <style:style style:name="T2" style:family="text">
      <style:text-properties fo:language="en" fo:country="US" officeooo:rsid="000dc04f"/>
    </style:style>
    <style:style style:name="T3" style:family="text">
      <style:text-properties officeooo:rsid="000dc04f"/>
    </style:style>
    <style:style style:name="T4" style:family="text">
      <style:text-properties fo:color="#00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text:span text:style-name="T1">Лого остается на месте всегда. <text:s/>Панель левая прячется при переходе на какую-нибудь категорию</text:span></text:p>
      <text:p text:style-name="P1"><text:span text:style-name="T4">2. Календарь событий. Гугловский календарь подтягивается с интернета</text:span></text:p>
      <text:p text:style-name="P1">3. Возрождение традиц<text:span text:style-name="T2">ы</text:span><text:span text:style-name="T3">и</text:span>. Подкатегории:</text:p>
      <text:p text:style-name="P1">-игры</text:p>
      <text:p text:style-name="P1">-мастер-классы</text:p>
      <text:p text:style-name="P1">-Праздники</text:p>
      <text:p text:style-name="P1">4. Описание традиции на главной странице</text:p>
      <text:p text:style-name="P1">5. Описание <text:span text:style-name="T3">матрицы</text:span> судьбы на главной странице</text:p>
      <text:p text:style-name="P1">6. Фон выбрать фотографии для фона</text:p>
      <text:p text:style-name="P1">7. Интернет-магазин</text:p>
      <text:p text:style-name="P5">8. Ссылки на события в категории календарь событий</text:p>
      <text:p text:style-name="P4">9. Добавить значки <text:span text:style-name="T3">соц сетей</text:span> на боковую панель и когда она заезжает заезжают и они</text:p>
      <text:p text:style-name="P2">10. Мокрая печать любовь планете на каждой фотографии</text:p>
      <text:p text:style-name="P2">11. Поговорить за адаптивность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4M42S</meta:editing-duration>
    <meta:editing-cycles>5</meta:editing-cycles>
    <meta:generator>LibreOffice/5.1.1.3$Windows_x86 LibreOffice_project/89f508ef3ecebd2cfb8e1def0f0ba9a803b88a6d</meta:generator>
    <dc:date>2016-07-26T18:11:44.397000000</dc:date>
    <meta:document-statistic meta:table-count="0" meta:image-count="0" meta:object-count="0" meta:page-count="1" meta:paragraph-count="14" meta:word-count="85" meta:character-count="584" meta:non-whitespace-character-count="512"/>
    <meta:user-defined meta:name="Info 1"/>
    <meta:user-defined meta:name="Info 2"/>
    <meta:user-defined meta:name="Info 3"/>
    <meta:user-defined meta:name="Info 4"/>
  </office:meta>
</office:document-meta>
</file>